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86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2.75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number-columns-repeated="1014" table:default-cell-style-name="Default"/>
        <table:table-row table:style-name="ro1">
          <table:table-cell office:value-type="string">
            <text:p>I used this file when i computed the assertions in <text:span text:style-name="T1">SplitWeightTareAdjustPropagationTest.java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testSplitWeightTransfer_LU_On_NoPI</text:p>
          </table:table-cell>
          <table:covered-table-cell table:number-columns-repeated="2" table:style-name="ce4"/>
          <table:table-cell table:style-name="ce4" table:number-columns-repeated="1021"/>
        </table:table-row>
        <table:table-row table:style-name="ro1">
          <table:table-cell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,0588235294</text:p>
          </table:table-cell>
          <table:table-cell table:formula="of:=[.D6]*[.G6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6]+[.I6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,9411764706</text:p>
          </table:table-cell>
          <table:table-cell table:formula="of:=[.D7]*[.G7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7]+[.I7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20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 after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2" table:formula="of:=[.C11]/[.B11]*[.A11]" office:value-type="float" office:value="50.4705882352941">
            <text:p>50,4705882353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5]+[.C15]+[.D15]" office:value-type="float" office:value="80.4705882352941">
            <text:p>80,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1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5]/[.E15]" office:value-type="float" office:value="0.0769230769230769">
            <text:p>0,0769230769</text:p>
          </table:table-cell>
          <table:table-cell table:formula="of:=[.D15]*[.G15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15]+[.I15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table:formula="of:=[.B16]+[.C16]+[.D16]" office:value-type="float" office:value="80.4705882352941">
            <text:p>80,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1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6]/[.E16]" office:value-type="float" office:value="0.923076923076923">
            <text:p>0,9230769231</text:p>
          </table:table-cell>
          <table:table-cell table:formula="of:=[.D16]*[.G16]" office:value-type="float" office:value="46.5882352941176">
            <text:p>46,5882352941</text:p>
          </table:table-cell>
          <table:table-cell office:value-type="float" office:value="6">
            <text:p>6</text:p>
          </table:table-cell>
          <table:table-cell table:formula="of:=[.H16]+[.I16]" office:value-type="float" office:value="52.5882352941177">
            <text:p>52,588235294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4" table:number-rows-spanned="1">
            <text:p>testSplitWeightTransfer_LU_On_Another_SameType_LU_2T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21]-[.B21]-[.C21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21]/[.E21]" office:value-type="float" office:value="0.0588235294117647">
            <text:p>0,0588235294</text:p>
          </table:table-cell>
          <table:table-cell table:formula="of:=[.D21]*[.G21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21]+[.I21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22]-[.B22]-[.C22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22]/[.E22]" office:value-type="float" office:value="0.941176470588235">
            <text:p>0,9411764706</text:p>
          </table:table-cell>
          <table:table-cell table:formula="of:=[.D22]*[.G22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22]+[.I22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20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 destination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2" table:formula="of:=[.C26]/[.B26]*[.A26]" office:value-type="float" office:value="15.5294117647059">
            <text:p>15,529411764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30]+[.C30]+[.D30]" office:value-type="float" office:value="45.5294117647059">
            <text:p>45,52941176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26]" office:value-type="float" office:value="15.5294117647059">
            <text:p>15,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30]/[.E30]" office:value-type="float" office:value="0.5">
            <text:p>0,5</text:p>
          </table:table-cell>
          <table:table-cell table:formula="of:=[.D30]*[.G30]" office:value-type="float" office:value="7.76470588235294">
            <text:p>7,7647058824</text:p>
          </table:table-cell>
          <table:table-cell office:value-type="float" office:value="1">
            <text:p>1</text:p>
          </table:table-cell>
          <table:table-cell table:formula="of:=[.H30]+[.I30]" office:value-type="float" office:value="8.76470588235294">
            <text:p>8,7647058824</text:p>
          </table:table-cell>
          <table:table-cell table:number-columns-repeated="1014"/>
        </table:table-row>
        <table:table-row table:style-name="ro2">
          <table:table-cell table:formula="of:=[.B31]+[.C31]+[.D31]" office:value-type="float" office:value="45.5294117647059">
            <text:p>45,52941176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26]" office:value-type="float" office:value="15.5294117647059">
            <text:p>15,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31]/[.E31]" office:value-type="float" office:value="0.5">
            <text:p>0,5</text:p>
          </table:table-cell>
          <table:table-cell table:formula="of:=[.D31]*[.G31]" office:value-type="float" office:value="7.76470588235294">
            <text:p>7,7647058824</text:p>
          </table:table-cell>
          <table:table-cell office:value-type="float" office:value="1">
            <text:p>1</text:p>
          </table:table-cell>
          <table:table-cell table:formula="of:=[.H31]+[.I31]" office:value-type="float" office:value="8.76470588235294">
            <text:p>8,764705882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4" table:number-rows-spanned="1">
            <text:p>testSplitWeightTransfer_LU_On_Another_SameType_LU_3T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A36]-[.B36]-[.C3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36]/[.E36]" office:value-type="float" office:value="0.0588235294117647">
            <text:p>0,0588235294</text:p>
          </table:table-cell>
          <table:table-cell table:formula="of:=[.D36]*[.G36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36]+[.I36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A37]-[.B37]-[.C3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37]/[.E37]" office:value-type="float" office:value="0.941176470588235">
            <text:p>0,9411764706</text:p>
          </table:table-cell>
          <table:table-cell table:formula="of:=[.D37]*[.G37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37]+[.I37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30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style-name="ce2" table:formula="of:=[.C41]/[.B41]*[.A41]" office:value-type="float" office:value="23.2941176470588">
            <text:p>23,2941176471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style-name="ce2" table:formula="of:=[.C42]/[.B42]*[.A42]" office:value-type="float" office:value="42.7058823529412">
            <text:p>42,7058823529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46]+[.C46]+[.D46]+[.I48]" office:value-type="float" office:value="83.7058823529412">
            <text:p>83,70588235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D42]" office:value-type="float" office:value="42.7058823529412">
            <text:p>42,70588235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F46]/[.E46]" office:value-type="float" office:value="0.0909090909090909">
            <text:p>0,0909090909</text:p>
          </table:table-cell>
          <table:table-cell table:formula="of:=[.D46]*[.G46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46]+[.I46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table:formula="of:=[.B47]+[.C47]+[.D47]+[.I48]" office:value-type="float" office:value="83.7058823529412">
            <text:p>83,70588235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D42]" office:value-type="float" office:value="42.7058823529412">
            <text:p>42,7058823529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F47]/[.E47]" office:value-type="float" office:value="0.909090909090909">
            <text:p>0,9090909091</text:p>
          </table:table-cell>
          <table:table-cell table:formula="of:=[.D47]*[.G47]" office:value-type="float" office:value="38.8235294117647">
            <text:p>38,8235294118</text:p>
          </table:table-cell>
          <table:table-cell office:value-type="float" office:value="5">
            <text:p>5</text:p>
          </table:table-cell>
          <table:table-cell table:formula="of:=[.H47]+[.I47]" office:value-type="float" office:value="43.8235294117647">
            <text:p>43,8235294118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46:.I47])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51]+[.C51]+[.D51]+[.I53]" office:value-type="float" office:value="56.2941176470588">
            <text:p>56,29411764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41]" office:value-type="float" office:value="23.2941176470588">
            <text:p>23,294117647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F51]/[.E51]" office:value-type="float" office:value="0.333333333333333">
            <text:p>0,3333333333</text:p>
          </table:table-cell>
          <table:table-cell table:formula="of:=[.D51]*[.G51]" office:value-type="float" office:value="7.76470588235294">
            <text:p>7,7647058824</text:p>
          </table:table-cell>
          <table:table-cell office:value-type="float" office:value="1">
            <text:p>1</text:p>
          </table:table-cell>
          <table:table-cell table:formula="of:=[.H51]+[.I51]" office:value-type="float" office:value="8.76470588235294">
            <text:p>8,7647058824</text:p>
          </table:table-cell>
          <table:table-cell table:number-columns-repeated="1014"/>
        </table:table-row>
        <table:table-row table:style-name="ro1">
          <table:table-cell table:formula="of:=[.B52]+[.C52]+[.D52]+[.I53]" office:value-type="float" office:value="56.2941176470588">
            <text:p>56,29411764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41]" office:value-type="float" office:value="23.2941176470588">
            <text:p>23,294117647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F52]/[.E52]" office:value-type="float" office:value="0.666666666666667">
            <text:p>0,6666666667</text:p>
          </table:table-cell>
          <table:table-cell table:formula="of:=[.D52]*[.G52]" office:value-type="float" office:value="15.5294117647059">
            <text:p>15,5294117647</text:p>
          </table:table-cell>
          <table:table-cell office:value-type="float" office:value="2">
            <text:p>2</text:p>
          </table:table-cell>
          <table:table-cell table:formula="of:=[.H52]+[.I52]" office:value-type="float" office:value="17.5294117647059">
            <text:p>17,5294117647</text:p>
          </table:table-cell>
          <table:table-cell office:value-type="string">
            <text:p>actually this is also split in two by the system, but that doesn'T really matter now. The sum is correct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formula="of:=SUM([.I51:.I52]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testSplitWeightTransfer_LU_On_NoPI_1TU_7C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57]-[.B57]-[.C5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57]/[.E57]" office:value-type="float" office:value="0.0588235294117647">
            <text:p>0,0588235294</text:p>
          </table:table-cell>
          <table:table-cell table:formula="of:=[.D57]*[.G57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57]+[.I57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58]-[.B58]-[.C58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58]/[.E58]" office:value-type="float" office:value="0.941176470588235">
            <text:p>0,9411764706</text:p>
          </table:table-cell>
          <table:table-cell table:formula="of:=[.D58]*[.G58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58]+[.I58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7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2" table:formula="of:=[.C62]/[.B62]*[.A62]" office:value-type="float" office:value="60.5647058823529">
            <text:p>60,5647058824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2" table:formula="of:=[.C63]/[.B63]*[.A63]" office:value-type="float" office:value="5.43529411764706">
            <text:p>5,4352941176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67]+[.C67]+[.D67]+[.I69]" office:value-type="float" office:value="94.5647058823529">
            <text:p>94,56470588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62]" office:value-type="float" office:value="60.5647058823529">
            <text:p>60,564705882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formula="of:=[.F67]/[.E67]" office:value-type="float" office:value="0.102564102564103">
            <text:p>0,1025641026</text:p>
          </table:table-cell>
          <table:table-cell table:formula="of:=[.D67]*[.G67]" office:value-type="float" office:value="6.21176470588235">
            <text:p>6,2117647059</text:p>
          </table:table-cell>
          <table:table-cell office:value-type="float" office:value="1">
            <text:p>1</text:p>
          </table:table-cell>
          <table:table-cell table:formula="of:=[.H67]+[.I67]" office:value-type="float" office:value="7.21176470588235">
            <text:p>7,2117647059</text:p>
          </table:table-cell>
          <table:table-cell table:number-columns-repeated="1014"/>
        </table:table-row>
        <table:table-row table:style-name="ro2">
          <table:table-cell table:formula="of:=[.B68]+[.C68]+[.D68]+[.I69]" office:value-type="float" office:value="94.5647058823529">
            <text:p>94,56470588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62]" office:value-type="float" office:value="60.5647058823529">
            <text:p>60,564705882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table:formula="of:=[.F68]/[.E68]" office:value-type="float" office:value="0.897435897435897">
            <text:p>0,8974358974</text:p>
          </table:table-cell>
          <table:table-cell table:formula="of:=[.D68]*[.G68]" office:value-type="float" office:value="54.3529411764706">
            <text:p>54,3529411765</text:p>
          </table:table-cell>
          <table:table-cell office:value-type="float" office:value="7">
            <text:p>7</text:p>
          </table:table-cell>
          <table:table-cell table:formula="of:=[.H68]+[.I68]" office:value-type="float" office:value="61.3529411764706">
            <text:p>61,3529411765</text:p>
          </table:table-cell>
          <table:table-cell table:number-columns-repeated="1014"/>
        </table:table-row>
        <table:table-row table:style-name="ro2">
          <table:table-cell/>
          <table:table-cell table:formula="of:=[.B67]+[.C67]+[.I69]" office:value-type="float" office:value="34">
            <text:p>34</text:p>
          </table:table-cell>
          <table:table-cell table:number-columns-repeated="6"/>
          <table:table-cell table:formula="of:=SUM([.I67:.I68])" office:value-type="float" office:value="8">
            <text:p>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table:number-columns-spanned="4" table:number-rows-spanned="1">
            <text:p>testSplitWeightTransfer_LU_On_Another_SameType_LU_1TU_7C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74]-[.B74]-[.C74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74]/[.E74]" office:value-type="float" office:value="0.0588235294117647">
            <text:p>0,0588235294</text:p>
          </table:table-cell>
          <table:table-cell table:formula="of:=[.D74]*[.G74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74]+[.I74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75]-[.B75]-[.C75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5]/[.E75]" office:value-type="float" office:value="0.941176470588235">
            <text:p>0,9411764706</text:p>
          </table:table-cell>
          <table:table-cell table:formula="of:=[.D75]*[.G75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75]+[.I75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79]+[.C79]+[.D79]+[.I80]" office:value-type="float" office:value="31.4352941176471">
            <text:p>31,4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63]" office:value-type="float" office:value="5.43529411764706">
            <text:p>5,4352941176</text:p>
          </table:table-cell>
          <table:table-cell table:number-columns-repeated="2" office:value-type="float" office:value="7">
            <text:p>7</text:p>
          </table:table-cell>
          <table:table-cell table:formula="of:=[.F79]/[.E79]" office:value-type="float" office:value="1">
            <text:p>1</text:p>
          </table:table-cell>
          <table:table-cell table:formula="of:=[.D79]*[.G79]" office:value-type="float" office:value="5.43529411764706">
            <text:p>5,4352941176</text:p>
          </table:table-cell>
          <table:table-cell office:value-type="float" office:value="1">
            <text:p>1</text:p>
          </table:table-cell>
          <table:table-cell table:formula="of:=[.H79]+[.I79]" office:value-type="float" office:value="6.43529411764706">
            <text:p>6,4352941176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79:.I79])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testSplitWeightTransfer_LU_On_2_SameType_LU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84]-[.B84]-[.C84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84]/[.E84]" office:value-type="float" office:value="0.0588235294117647">
            <text:p>0,0588235294</text:p>
          </table:table-cell>
          <table:table-cell table:formula="of:=[.D84]*[.G84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84]+[.I84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85]-[.B85]-[.C85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85]/[.E85]" office:value-type="float" office:value="0.941176470588235">
            <text:p>0,9411764706</text:p>
          </table:table-cell>
          <table:table-cell table:formula="of:=[.D85]*[.G85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85]+[.I85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20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2" table:formula="of:=[.C89]/[.B89]*[.A89]" office:value-type="float" office:value="50.4705882352941">
            <text:p>50,470588235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2" table:formula="of:=[.C90]/[.B90]*[.A90]" office:value-type="float" office:value="15.5294117647059">
            <text:p>15,529411764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94]+[.C94]+[.D94]+[.I96]" office:value-type="float" office:value="83.4705882352941">
            <text:p>83,47058823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89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94]/[.E94]" office:value-type="float" office:value="0.0769230769230769">
            <text:p>0,0769230769</text:p>
          </table:table-cell>
          <table:table-cell table:formula="of:=[.D94]*[.G94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94]+[.I94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table:formula="of:=[.B95]+[.C95]+[.D95]+[.I96]" office:value-type="float" office:value="83.4705882352941">
            <text:p>83,47058823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89]" office:value-type="float" office:value="50.4705882352941">
            <text:p>50,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95]/[.E95]" office:value-type="float" office:value="0.923076923076923">
            <text:p>0,9230769231</text:p>
          </table:table-cell>
          <table:table-cell table:formula="of:=[.D95]*[.G95]" office:value-type="float" office:value="46.5882352941176">
            <text:p>46,5882352941</text:p>
          </table:table-cell>
          <table:table-cell office:value-type="float" office:value="6">
            <text:p>6</text:p>
          </table:table-cell>
          <table:table-cell table:formula="of:=[.H95]+[.I95]" office:value-type="float" office:value="52.5882352941177">
            <text:p>52,5882352941</text:p>
          </table:table-cell>
          <table:table-cell table:number-columns-repeated="1014"/>
        </table:table-row>
        <table:table-row table:style-name="ro2">
          <table:table-cell/>
          <table:table-cell table:formula="of:=[.B94]+[.C94]+[.I96]" office:value-type="float" office:value="33">
            <text:p>33</text:p>
          </table:table-cell>
          <table:table-cell table:number-columns-repeated="6"/>
          <table:table-cell table:formula="of:=SUM([.I94:.I95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3" table:number-rows-spanned="1">
            <text:p>testSplitWeightTransfer_LU_On_NoPI_3TU_5CU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00]-[.B100]-[.C100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00]/[.E100]" office:value-type="float" office:value="0.0588235294117647">
            <text:p>0,0588235294</text:p>
          </table:table-cell>
          <table:table-cell table:formula="of:=[.D100]*[.G100]" office:value-type="float" office:value="3.88235294117647">
            <text:p>3,8823529412</text:p>
          </table:table-cell>
          <table:table-cell office:value-type="float" office:value="1">
            <text:p>1</text:p>
          </table:table-cell>
          <table:table-cell table:formula="of:=[.H100]+[.I100]" office:value-type="float" office:value="4.88235294117647">
            <text:p>4,8823529412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01]-[.B101]-[.C101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01]/[.E101]" office:value-type="float" office:value="0.941176470588235">
            <text:p>0,9411764706</text:p>
          </table:table-cell>
          <table:table-cell table:formula="of:=[.D101]*[.G101]" office:value-type="float" office:value="62.1176470588235">
            <text:p>62,1176470588</text:p>
          </table:table-cell>
          <table:table-cell office:value-type="float" office:value="8">
            <text:p>8</text:p>
          </table:table-cell>
          <table:table-cell table:formula="of:=[.H101]+[.I101]" office:value-type="float" office:value="70.1176470588235">
            <text:p>70,117647058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15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2" table:formula="of:=[.C105]/[.B105]*[.A105]" office:value-type="float" office:value="11.6470588235294">
            <text:p>11,6470588235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style-name="ce2" table:formula="of:=[.C106]/[.B106]*[.A106]" office:value-type="float" office:value="54.3529411764706">
            <text:p>54,3529411765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10]+[.C110]+[.D110]+[.I112]" office:value-type="float" office:value="87.3529411764706">
            <text:p>87,352941176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06]" office:value-type="float" office:value="54.3529411764706">
            <text:p>54,35294117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F110]/[.E110]" office:value-type="float" office:value="0">
            <text:p>0</text:p>
          </table:table-cell>
          <table:table-cell table:formula="of:=[.D110]*[.G11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10]+[.I110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formula="of:=[.B111]+[.C111]+[.D111]+[.I112]" office:value-type="float" office:value="87.3529411764706">
            <text:p>87,352941176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06]" office:value-type="float" office:value="54.3529411764706">
            <text:p>54,3529411765</text:p>
          </table:table-cell>
          <table:table-cell table:number-columns-repeated="2" office:value-type="float" office:value="70">
            <text:p>70</text:p>
          </table:table-cell>
          <table:table-cell table:formula="of:=[.F111]/[.E111]" office:value-type="float" office:value="1">
            <text:p>1</text:p>
          </table:table-cell>
          <table:table-cell table:formula="of:=[.D111]*[.G111]" office:value-type="float" office:value="54.3529411764706">
            <text:p>54,3529411765</text:p>
          </table:table-cell>
          <table:table-cell office:value-type="float" office:value="7">
            <text:p>7</text:p>
          </table:table-cell>
          <table:table-cell table:formula="of:=[.H111]+[.I111]" office:value-type="float" office:value="61.3529411764706">
            <text:p>61,3529411765</text:p>
          </table:table-cell>
          <table:table-cell table:number-columns-repeated="1014"/>
        </table:table-row>
        <table:table-row table:style-name="ro2">
          <table:table-cell/>
          <table:table-cell table:formula="of:=[.B110]+[.C110]+[.I112]" office:value-type="float" office:value="33">
            <text:p>33</text:p>
          </table:table-cell>
          <table:table-cell table:number-columns-repeated="6"/>
          <table:table-cell table:formula="of:=SUM([.I110:.I111])" office:value-type="float" office:value="7">
            <text:p>7</text:p>
          </table:table-cell>
          <table:table-cell table:number-columns-repeated="1015"/>
        </table:table-row>
        <table:table-row table:style-name="ro2">
          <table:table-cell table:style-name="ce3" office:value-type="string" table:number-columns-spanned="4" table:number-rows-spanned="1">
            <text:p>testSplitWeightTransfer_LU_On_1LU_7TU_Different_PI_5CU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office:value-type="string">
            <text:p>beforeSplit</text:p>
          </table:table-cell>
          <table:table-cell table:number-columns-repeated="4"/>
          <table:table-cell table:style-name="ce5"/>
          <table:table-cell table:number-columns-repeated="1018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16]-[.B116]-[.C116]-[.I116]" office:value-type="float" office:value="52">
            <text:p>52</text:p>
          </table:table-cell>
          <table:table-cell table:number-columns-repeated="2" office:value-type="float" office:value="46">
            <text:p>46</text:p>
          </table:table-cell>
          <table:table-cell table:formula="of:=[.F116]/[.E116]" office:value-type="float" office:value="1">
            <text:p>1</text:p>
          </table:table-cell>
          <table:table-cell table:formula="of:=[.D116]*[.G116]"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H116]+[.I116]" office:value-type="float" office:value="75">
            <text:p>7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off 35</text:p>
          </table:table-cell>
          <table:table-cell table:number-columns-repeated="1023"/>
        </table:table-row>
        <table:table-row table:style-name="ro1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2" office:value-type="string">
            <text:p>netLU</text:p>
          </table:table-cell>
          <table:table-cell table:number-columns-repeated="102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2" table:formula="of:=[.C120]/[.B120]*[.A120]" office:value-type="float" office:value="39.5652173913043">
            <text:p>39,565217391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2" table:formula="of:=[.C121]/[.B121]*[.A121]" office:value-type="float" office:value="12.4347826086957">
            <text:p>12,434782608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source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25]+[.C125]+[.D125]+[.I127]" office:value-type="float" office:value="44.4347826086957">
            <text:p>44,434782608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21]" office:value-type="float" office:value="12.4347826086957">
            <text:p>12,43478260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F125]/[.E125]" office:value-type="float" office:value="0.0909090909090909">
            <text:p>0,0909090909</text:p>
          </table:table-cell>
          <table:table-cell table:formula="of:=[.D125]*[.G125]" office:value-type="float" office:value="1.1304347826087">
            <text:p>1,1304347826</text:p>
          </table:table-cell>
          <table:table-cell office:value-type="float" office:value="1">
            <text:p>1</text:p>
          </table:table-cell>
          <table:table-cell table:formula="of:=[.H125]+[.I125]" office:value-type="float" office:value="2.1304347826087">
            <text:p>2,1304347826</text:p>
          </table:table-cell>
          <table:table-cell table:number-columns-repeated="1014"/>
        </table:table-row>
        <table:table-row table:style-name="ro2">
          <table:table-cell table:formula="of:=[.B126]+[.C126]+[.D126]+[.I127]" office:value-type="float" office:value="44.4347826086957">
            <text:p>44,434782608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21]" office:value-type="float" office:value="12.4347826086957">
            <text:p>12,434782608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F126]/[.E126]" office:value-type="float" office:value="0.909090909090909">
            <text:p>0,9090909091</text:p>
          </table:table-cell>
          <table:table-cell table:formula="of:=[.D126]*[.G126]" office:value-type="float" office:value="11.304347826087">
            <text:p>11,3043478261</text:p>
          </table:table-cell>
          <table:table-cell office:value-type="float" office:value="5">
            <text:p>5</text:p>
          </table:table-cell>
          <table:table-cell table:formula="of:=[.H126]+[.I126]" office:value-type="float" office:value="16.304347826087">
            <text:p>16,3043478261</text:p>
          </table:table-cell>
          <table:table-cell table:number-columns-repeated="1014"/>
        </table:table-row>
        <table:table-row table:style-name="ro2">
          <table:table-cell/>
          <table:table-cell table:formula="of:=[.B125]+[.C125]+[.I127]" office:value-type="float" office:value="32">
            <text:p>32</text:p>
          </table:table-cell>
          <table:table-cell table:number-columns-repeated="6"/>
          <table:table-cell table:formula="of:=SUM([.I125:.I126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split destination</text:p>
          </table:table-cell>
          <table:table-cell table:number-columns-repeated="1023"/>
        </table:table-row>
        <table:table-row table:style-name="ro1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2">
          <table:table-cell table:formula="of:=[.B131]+[.C131]+[.D131]+[.I133]" office:value-type="float" office:value="71.5652173913044">
            <text:p>71,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0]" office:value-type="float" office:value="39.5652173913043">
            <text:p>39,5652173913</text:p>
          </table:table-cell>
          <table:table-cell table:number-columns-repeated="2" office:value-type="float" office:value="35">
            <text:p>35</text:p>
          </table:table-cell>
          <table:table-cell table:formula="of:=[.F131]/[.E131]" office:value-type="float" office:value="1">
            <text:p>1</text:p>
          </table:table-cell>
          <table:table-cell table:formula="of:=[.D131]*[.G131]" office:value-type="float" office:value="39.5652173913043">
            <text:p>39,5652173913</text:p>
          </table:table-cell>
          <table:table-cell office:value-type="float" office:value="7">
            <text:p>7</text:p>
          </table:table-cell>
          <table:table-cell table:formula="of:=[.H131]+[.I131]" office:value-type="float" office:value="46.5652173913044">
            <text:p>46,5652173913</text:p>
          </table:table-cell>
          <table:table-cell table:number-columns-repeated="1014"/>
        </table:table-row>
        <table:table-row table:style-name="ro2">
          <table:table-cell table:formula="of:=[.B132]+[.C132]+[.D132]+[.I133]" office:value-type="float" office:value="71.5652173913044">
            <text:p>71,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20]" office:value-type="float" office:value="39.5652173913043">
            <text:p>39,56521739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F132]/[.E132]" office:value-type="float" office:value="0">
            <text:p>0</text:p>
          </table:table-cell>
          <table:table-cell table:formula="of:=[.D132]*[.G132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132]+[.I132]" office:value-type="float" office:value="0">
            <text:p>0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formula="of:=SUM([.I131:.I132])" office:value-type="float" office:value="7">
            <text:p>7</text:p>
          </table:table-cell>
          <table:table-cell table:number-columns-repeated="1015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25.01.2017</text:date>, <text:time>17:37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5T17:37:51.71</dc:date>
    <meta:editing-duration>P1DT6H14M46S</meta:editing-duration>
    <meta:editing-cycles>2</meta:editing-cycles>
    <meta:generator>OpenOffice.org/3.4.1$Win32 OpenOffice.org_project/341m1$Build-9593</meta:generator>
    <meta:document-statistic meta:table-count="3" meta:cell-count="653" meta:object-count="0"/>
  </office:meta>
</office:document-meta>
</file>